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11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bank name – bank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root path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 (also returns note numb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7:Sheet1.AMJ67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 style:data-style-name="N2" text:time-value="18:14:08.470807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1-23T18:14:22.713336550</dc:date>
    <meta:editing-duration>P9DT2H40M40S</meta:editing-duration>
    <meta:editing-cycles>683</meta:editing-cycles>
    <meta:generator>LibreOffice/5.2.7.2$Linux_X86_64 LibreOffice_project/20m0$Build-2</meta:generator>
    <meta:document-statistic meta:table-count="1" meta:cell-count="5539" meta:object-count="0"/>
  </office:meta>
</office:document-meta>
</file>